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27ce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uick and accurate prediction of Asian Age and Gender from face images is a challenging task in real-world applications. Researchers working on this task usually face challenges such as lacking high-quality data for Asian faces, imbalanced age distributions, and computational complexity. Previous studies on this problem use age-group as the final output. This approach is not feasible in practice: (i) lack of helpful information for precise age prediction; (ii) inconsistency in the division of age groups. This thesis proposes a compact yet efficient model for Asian Real Age, Gender prediction using deep-learning-based, along with a new soft label representation of age mechanism to accelerate the accuracy of the final actual age label. Focal loss and Kullback-Leibler divergence were applied to confront the skew in age distribution. The model will be trained on well-known large-scale datasets such as IMDB/Wiki and fine-tuned with Asian face-specific datasets. The experiments on these datasets show that accuracy is at an acceptable rate while time complexity is feasible for practical applications.<text:line-break/><text:line-break/><text:line-break/>Age and gender are two essential vital features and most natural contributions to social interaction, human-human communication, and commercial user management. Therefore, in the machine learning world, Facial analysis has been an exciting topic for researchers because of the wide range of applications such as recommendation systems, security control, and human-computer interaction based on user's Age and Gender combined with the face detection system.<text:line-break/><text:line-break/>With the help of recent large-scale public face datasets and the massive growth of convolutional neural networks, the accuracy for predicting a person's gender and actual age has increased significantly. However, some problems need to be considered. Firstly, even though many images labeled with age and gender are available, the skewness of age labels to the age range between 20-50 in those datasets is still a considerable problem that causes the age error rate for older people and children tend to be higher. Secondly is the lack of age and gender prediction model trained specifically for Asian face characteristics, leading to poor actual age prediction performance on Asian facial images. And lastly, most applications using Age and Gender prediction tend to be minor, e.g., mobile phones, cutting-edge devices, and embedded devices. Hence, running a large-scale and resource-hungry model is next to impossible.<text:line-break/><text:line-break/>The contribution of this work is summarized as follows: (i) Proposed a lightweight CNN architecture for predicting group age, actual age, and gender. (ii) Proposed a new mechanism for remapping group age labels into a distribution space that supports the final actual age prediction. (iii) Experimented on Focal Loss and Kullback-Leibler Divergence to counter the dataset skew problem.<text:line-break/><text:line-break/>Age and gender label distribution from the three largest datasets.<text:line-break/><text:line-break/>The rest of this thesis is arranged as follows: In Section 2, a literature review of age and gender classification and background knowledge for this work; in Section 3, this thesis will introduce the proposed method combined with networks architecture; in Section 4, provides the introduction of used datasets, along with the setup and results of experimental; Discussion and Conclusion will be included in Section 5.<text:line-break/><text:line-break/>Deep learning has earned enormous success in many applications such as image classification and object detection in recent years. Many recent works on deep CNN achieved state-of-the-art performance. In the category of age prediction, Yi used CNN models as a feature extraction combined with mean square error for age estimation. A divided age into groups and used CNN models to solve it as a classification task. Yaman took the input of a profile face image and ear image and proposed an end-to-end multimodal system for age classification. Besides convolution neural network-based, other <text:soft-page-break/>approaches such as decision forest and attention mechanism achieved decent age classification results.<text:line-break/><text:line-break/>Lin proposed focal loss in 2018. This loss is designed to address class imbalance during training tasks, e.g., object detection. In this work, the class imbalance occurred in the age label distribution from datasets, which skewed to the younger age (more images in the age range 20-50) than the older age (fewer images in the age range 60-100). <text:line-break/><text:line-break/>Formally, the Focal loss adds a modulating factor $(1-p_{t})^{\gamma}$ to the cross-entropy loss. With $\gamma \ge 0$ as a tunable focusing parameter which reduces the relative loss from well-classified examples ($p_{t}&gt;0.5$).The loss is defined as<text:line-break/><text:line-break/>The Kullback-Leibler Divergence, also known as KL Divergence, is a measure of the differences between a probability distribution $P$ and another probability distribution $Q$. Assumed that $P(X)$ is true distribution and a predicted distribution $Q(X)$ with space $X$. Kullback-Leibler Divergence from $Q$ to $P$ ($D_{KL}(P||Q)$) will be written as follow:<text:line-break/><text:line-break/>This section will provide a presentation of the model configuration and its variants. Then a description of the novel soft-label representation of age and a combination of classification and regression age label for training is given.<text:line-break/></text:p>
      <text:p text:style-name="Standard">This work proposed a novel age representation that softens the regression label's strictness. Given a set of images A with B is the image and regression label, respectively. The regression label Y will be presented as a convex shape with the highest score at the actual X label and lower on both sides with an age gap G. Call D as a vector corresponding to the age from 1-100, E is computed as<text:line-break/><text:line-break/>where A is the function that returns evenly spaced numbers from A to B over an interval value G.</text:p>
      <text:p text:style-name="Standard"/>
      <text:p text:style-name="Standard">This mechanism can be related to the real world since people usually predict another person's age by trying to guess around a specific number. For example, with a 22 years old boy, people will think he might be around 21 to 25 but rarely predict his exact age. This step will take constant processing time and not incur additional costs during the data loading process.<text:line-break/><text:line-break/>Probability change with different G values</text:p>
      <text:p text:style-name="Standard"/>
      <text:p text:style-name="Standard">From the above mechanism, a cascade style of training was also implemented. With A's help, a distribution presentation of the actual B label can act as a Dense layer to control the final age prediction. For the loss of S, called B, KL-Divergence and Focal loss will be applied one by one as a measurement of the difference between the group-truth label and the predicted label. Mean Absolute Error (MAE loss) is implemented as actual age label A loss, which can be defined as<text:line-break/><text:line-break/>In the training process, those two losses will be combined as a total loss, which will be given as</text:p>
      <text:p text:style-name="Standard"/>
      <text:p text:style-name="Standard">This work aims to propose a compact model so that the baseline model will start with a simple neural network composed of one convolution 2D with 32, 3, and 2 as a filter, kernel size, strides parameter, respectively, and one fully connected layer. Batch normalization, Relu also included. This model will take a single input of 160x160x3. <text:line-break/><text:line-break/>Detail output size and parameter count of baseline CNN architecture</text:p>
      <text:p text:style-name="Standard"/>
      <text:p text:style-name="Standard"><text:soft-page-break/></text:p>
      <text:p text:style-name="Standard">The baseline model showed a decent result in tern of accuracy; however, overfitting had occurred. Hence, increasing the convolution layers will help overcome this problem. This model included five convolution layers and two fully connected layers, as shown in Table 1. A convolution layer will follow batch normalization, Relu, average pooling, and max pooling. The input shape remained the same baseline model.</text:p>
      <text:p text:style-name="Standard"/>
      <text:p text:style-name="Standard">A further experiment of the ABC model was developed by using multiple input images, three, in this case, to boost the abstractness during the feature extraction stage. A face detection system will be used at the pre-processing step. Then those three images were constructed by extending the face bounding box around the person's nose with a margin B. <text:s/><text:line-break/><text:line-break/>These multiple inputs approach not only reduces the image resolution from 160x160x3 to 64x64x3 but also passively increases the number of face images fed into the model, which reduces the overfitting situation.</text:p>
      <text:p text:style-name="Standard"/>
      <text:p text:style-name="Standard">This section will discuss the datasets used during the training and evaluation session. <text:line-break/><text:line-break/>Four datasets will be used for age estimation and gender prediction: IMDB-WIKI, AFAD, and AAF. Among four, IMDB-WIKI is used for pre-training, AFAD and AAF are used to fine-tune and evaluate the model because they contain Asian facial images.</text:p>
      <text:p text:style-name="Standard"/>
      <text:p text:style-name="Standard">IMDB is the largest public dataset for age estimation and gender prediction of people in the wild. It contains 460,723 face images from 20,284 celebrities crawled from IMDB with the age label across from 1-100. Besides the advantage of its large scale, the disadvantages are also available, such as low-quality, non-person, multi-person, and error or blank images. Hence, IMDB will be used as a pre-train dataset in this work. </text:p>
      <text:p text:style-name="Standard"/>
      <text:p text:style-name="Standard">WIKI contains 62,328 celebrity face images crawled from Wikipedia. Since Wiki and IMDB datasets share the same method of collecting the data, Wiki dataset also has the identical drawback to IMDB. Hence, Wiki dataset will be mixed with IMDB for a larger pre-train dataset.</text:p>
      <text:p text:style-name="Standard"/>
      <text:p text:style-name="Standard">Asian Face Age Dataset is a large dataset that contains more than 160,000 images facial images with the corresponding age and gender labels. This dataset was collected from a social network, i.e., RenRen Social Network, from China, which contained uploaded photos from students, including middle school, high school, undergraduate, and graduate students. Niu manually filtered out the noisy data. Hence, this dataset significantly impacts this work as it contains Asian facial features. Training and evaluation will be applied to this dataset.</text:p>
      <text:p text:style-name="Standard"/>
      <text:p text:style-name="Standard">For the experimental pipeline: (i) All images will go through a face detection gate to filter out most of the noise images and resized to [160x160x3] and [64x64x3] format, including their respective age and gender label. Processed images will be saved in feather format for a more accessible store and accessed later during the training. (ii) All datasets used for training will be loaded and split into train set and test set with the ratio of 80:20, respectively. (iii) Every variation of models will be compiled with Adam optimizer, along with KL-Divergence and Focal loss. The Mean Absolute Error (MAE) and Categorical Cross Entropy will be used for the final actual age and gender evaluation, respectively. </text:p>
      <text:p text:style-name="Standard"/>
      <text:p text:style-name="Standard">In that first experiment, three models are pre-trained on IMDB and WIKI datasets with the respective input size of that model, then fine-tuned and evaluated with AFAD and AFF datasets. Each model has <text:soft-page-break/>trained 100 epochs with a batch size of 512 for pre-train and fine-tuning. The initial learning rate is set to 0.001 and decreased by a factor of 0.1 with patience epochs 10 to a minimum of 0.00001. The gap value g will stay the same in all experiments. <text:line-break/><text:line-break/>In the second experiment, the best model from the previous trial is used for further parameter tests such as: (i) change gap g value, (ii) apply loss weight to each loss, and (iii) evaluate the model on the AAF dataset.</text:p>
      <text:p text:style-name="Standard"/>
      <text:p text:style-name="P1">Table A shows the performance evaluation results of age estimation (as MAE) and gender prediction (as accuracy) from three proposed models. The results showed that D-CNN cans achieve a better result in higher resolution images which the lowest MAE error in age estimation (at 3.505) and highest accuracy in gender prediction (at 94.5\%). Compare D-CNN between KL and FL losses; there is no significant difference. Since KL and FL losses impact final age estimation, the difference in gender accuracy will not be counted in this comparison. <text:line-break/><text:line-break/>M-CNN achieved similar results during the pre-train but performed poorly in evaluation data, which was needed because of its Asian characteristic. Hence, high-resolution images still have an essential role in age estimation and gender prediction. Fig A showed that D-CNN solved the over-fitting problem well compared with the Base model, which is also much more stable than M-CNN.<text:line-break/><text:line-break/>Evaluation results on the IMDB-WIKI and AFAD dataset with three proposed models and different loss configurations. The results formatted as A <text:line-break/><text:line-break/>Comparison of MAE values from each proposed model with each loss on Train/Valid set. These results were collected after 100 epochs of training with AFAD dataset.<text:line-break/><text:line-break/>Comparison of Gender accuracy from each proposed model. These results were collected after 100 epochs of training with AFAD dataset.<text:line-break/></text:p>
      <text:p text:style-name="P1">From the last section, the D-CNN model has the best performance among the three. Hence, this model architecture will apply further experiments and comparisons with existing methods. Firstly, there are two proposed CNN-based methods: CNN-LSVR, and MR-CNN, the original authors of AFAD dataset. Table A showed that D-CNN outperformed CNN-LSVR architecture by reducing A MAE score and 0.005 scores for MR-CNN. <text:line-break/><text:line-break/><text:line-break/>Secondly, different values of G will be applied, change from 3 (defaults) to 1, 5, 7, and run the experiments pipeline still keep the same. Table A showed that the default G value has the lowest MAE score and highest error when G. <text:line-break/><text:line-break/>Evaluation results on AFAD dataset with (i) additional weight loss for G equal to 30, 1, 10 respectively (WL); (ii) remove the loss from the soft-label representation of age (No class); (iii) default configuration of D-CNN; (Lower is better).<text:line-break/><text:line-break/>This thesis proposed a new Soft-Label Representation of Age that helps as classification information for the final actual age result. The combination of classification and regression in age prediction did affect the final age prediction. Moreover, a lightweight CNN-based model for actual age and gender prediction was proposed, which achieved an acceptable accuracy while time complexity is feasible for practical applications. The experiments also showed that higher resolution images could lead to better <text:soft-page-break/>results than multiple small images.<text:line-break/><text:line-break/>Future works aim to improve the accuracy of the current proposed model with more experiments. The proposed model can be trained from scratch without a pre-trained dataset. Besides, extending the pre-train dataset with ImageNet also can be considered. For the soft-label representation mechanism, different shapes of age scores can be applied. <text:line-break/><text:line-break/><text:line-break/>This work proposed a Soft-Label Representation of Age that helps as classification information for the final actual age result.<text:line-break/>This work proposed a lightweight CNN-based model for Asian Age and Gender prediction.<text:line-break/>The work studies the effect of higher resolution images compared with multiple lower resolution images and the combination of classification and regression in age prediction.<text:line-break/><text:line-break/>Firstly, I would like to thank my professor, Prof. Moongu Jeon, for the support, assistance, and feedback on this work. Also, I would like to thank committee members, Prof. Hong-Kook Kim and Prof. Byung-Geun Lee, for your kind words and detailed input in mastering this work.<text:line-break/><text:line-break/>Secondly, I would like to send the love from all my heart to friends, not only in Korea but also in Vietnam, who walk with me on these last months of my journey. Special thanks to Minh Trung, Dan-Bi Bae, Phuong Anh, and Han-Gyeol Jeon. Thank you for standing by me and giving me the motivation to finish this work. Every moment, every talk, everything from big to small, visible to invisible, is counted, and I sincerely appreciate what everyone did to me and raised me mentally. Once again, thank you very much.<text:line-break/><text:line-break/>Last but not least, I would like to thank my lab members, who supported me with those valuable materials and guided me through the documents and my future plan ahead. <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5T19:06:31.090000000</meta:creation-date>
    <dc:date>2022-06-27T04:06:02.495000000</dc:date>
    <meta:editing-duration>PT16H1M24S</meta:editing-duration>
    <meta:editing-cycles>2</meta:editing-cycles>
    <meta:generator>LibreOffice/7.3.2.2$Windows_X86_64 LibreOffice_project/49f2b1bff42cfccbd8f788c8dc32c1c309559be0</meta:generator>
    <meta:document-statistic meta:table-count="0" meta:image-count="0" meta:object-count="0" meta:page-count="5" meta:paragraph-count="15" meta:word-count="2466" meta:character-count="15561" meta:non-whitespace-character-count="13061"/>
  </office:meta>
</office:document-meta>
</file>